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50000028D6B589B10C2E6D039.png" manifest:media-type="image/png"/>
  <manifest:file-entry manifest:full-path="Pictures/10000000000004B00000063F839E7A776E51F2A8.png" manifest:media-type="image/png"/>
  <manifest:file-entry manifest:full-path="Pictures/10000000000002000000020065BEFE37CCD98E2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/>
    </style:style>
    <style:style style:name="gr1" style:family="graphic" style:parent-style-name="standard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gradient" draw:fill-color="#3faf46" draw:fill-gradient-name="Gradient_20_6" draw:textarea-horizontal-align="center" draw:textarea-vertical-align="middle" draw:auto-grow-height="false" draw:fit-to-size="false" style:shrink-to-fit="false" fo:min-height="5.185cm" fo:min-width="9.197cm" fo:padding-top="0.158cm" fo:padding-bottom="0.158cm" fo:padding-left="0.277cm" fo:padding-right="0.277cm" fo:wrap-option="wrap" draw:shadow="visible" draw:shadow-offset-x="0.101cm" draw:shadow-offset-y="0.101cm" draw:shadow-color="#808080" draw:shadow-opacity="100%"/>
      <style:paragraph-properties style:writing-mode="lr-tb"/>
    </style:style>
    <style:style style:name="gr2" style:family="graphic" style:parent-style-name="Objeto_20_sem_20_preenchimento_20_nem_20_linha">
      <style:graphic-properties draw:stroke="solid" svg:stroke-width="0.081cm" svg:stroke-color="#000000" draw:marker-start-width="0.322cm" draw:marker-end-width="0.32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8cm"/>
      <style:paragraph-properties style:writing-mode="lr-tb"/>
    </style:style>
    <style:style style:name="gr4" style:family="graphic" style:parent-style-name="objectwithoutfill">
      <style:graphic-properties draw:stroke="dash" draw:stroke-dash="Long_20_Dash_20_Dot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" style:family="graphic" style:parent-style-name="objectwithoutfill">
      <style:graphic-properties svg:stroke-width="0.081cm" svg:stroke-color="#80808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Objeto_20_sem_20_preenchimento_20_nem_20_linha">
      <style:graphic-properties draw:stroke="solid" svg:stroke-width="0.053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ffffff" draw:opacity="100%" draw:opacity-name="Transparency_20_6" draw:textarea-horizontal-align="justify" draw:textarea-vertical-align="middle" draw:auto-grow-height="false" fo:min-height="16.44cm" fo:min-width="4.6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" style:family="paragraph">
      <loext:graphic-properties draw:fill="gradient" draw:fill-color="#3faf46" draw:fill-gradient-name="Gradient_20_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 draw:opacity="100%" draw:opacity-name="Transparency_20_6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name="Outline" draw:style-name="gr1" draw:text-style-name="P2" draw:layer="layout" svg:width="9.75cm" svg:height="5.5cm" svg:x="17cm" svg:y="1.5cm">
          <text:p text:style-name="P1"><text:span text:style-name="T1">Jayme Nacional</text:span></text:p>
          <text:p text:style-name="P1"><text:span text:style-name="T1"/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frame draw:style-name="gr2" draw:text-style-name="P3" draw:layer="layout" svg:width="5cm" svg:height="2.689cm" svg:x="22.5cm" svg:y="5cm">
          <draw:image xlink:href="Pictures/10000000000004B00000063F839E7A776E51F2A8.png" xlink:type="simple" xlink:show="embed" xlink:actuate="onLoad" draw:mime-type="image/png">
            <text:p/>
          </draw:image>
        </draw:frame>
        <draw:frame draw:style-name="gr3" draw:text-style-name="P5" draw:layer="layout" svg:width="5.525cm" svg:height="8.25cm" svg:x="22.25cm" svg:y="10.75cm">
          <draw:text-box>
            <text:p text:style-name="P4"><text:span text:style-name="T2">Este relatório tem como objetivo fornecer uma análise do fenômeno observado de estudantes dormindo no corredor após o almoço. A observação e o relatório subsequente foram realizados em jayme canet durante um período de40 minutos. O objetivo foi compreender as razões por trás desse comportamento e seu potencial impacto nos alunos e no ambiente de aprendizagem.</text:span></text:p>
          </draw:text-box>
        </draw:frame>
        <draw:line draw:style-name="gr4" draw:text-style-name="P6" draw:layer="layout" svg:x1="21.75cm" svg:y1="4.5cm" svg:x2="21.75cm" svg:y2="19cm">
          <text:p/>
        </draw:line>
        <draw:frame draw:style-name="gr5" draw:text-style-name="P7" draw:layer="layout" svg:width="5.625cm" svg:height="2.384cm" svg:x="22.375cm" svg:y="8cm">
          <draw:text-box>
            <text:p>Alunos dorme no corredor após um almoço na escola</text:p>
          </draw:text-box>
        </draw:frame>
        <draw:line draw:style-name="gr4" draw:text-style-name="P6" draw:layer="layout" svg:x1="8cm" svg:y1="2cm" svg:x2="8cm" svg:y2="19cm">
          <text:p/>
        </draw:line>
        <draw:line draw:style-name="gr4" draw:text-style-name="P6" draw:layer="layout" svg:x1="15.25cm" svg:y1="2cm" svg:x2="15cm" svg:y2="19cm">
          <text:p/>
        </draw:line>
        <draw:line draw:style-name="gr6" draw:text-style-name="P6" draw:layer="layout" svg:x1="22.75cm" svg:y1="8cm" svg:x2="27.25cm" svg:y2="8cm">
          <text:p/>
        </draw:line>
        <draw:line draw:style-name="gr6" draw:text-style-name="P6" draw:layer="layout" svg:x1="22.75cm" svg:y1="10.5cm" svg:x2="27.25cm" svg:y2="10.5cm">
          <text:p/>
        </draw:line>
        <draw:frame draw:style-name="gr7" draw:text-style-name="P3" draw:layer="layout" svg:width="5.415cm" svg:height="2.75cm" svg:x="15.835cm" svg:y="5cm">
          <draw:image xlink:href="Pictures/10000000000004650000028D6B589B10C2E6D039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custom-shape draw:style-name="gr8" draw:text-style-name="P8" draw:layer="layout" svg:width="5.75cm" svg:height="17.25cm" svg:x="1.751cm" svg:y="1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75cm" svg:height="17.25cm" svg:x="22.2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75cm" svg:height="17.25cm" svg:x="15.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75cm" svg:height="17.25cm" svg:x="8.7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6" draw:display-name="Gradient 6" draw:style="ellipsoid" draw:cx="50%" draw:cy="50%" draw:start-color="#3faf46" draw:end-color="#ffffff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Painted_20_White" draw:display-name="Painted White" xlink:href="Pictures/10000000000002000000020065BEFE37CCD98E2F.jpg" xlink:type="simple" xlink:show="embed" xlink:actuate="onLoad"/>
    <draw:opacity draw:name="Transparency_20_6" draw:display-name="Transparency 6" draw:style="axial" draw:start="100%" draw:end="0%" draw:angle="0deg" draw:border="0%"/>
    <draw:marker draw:name="Arrow" svg:viewBox="0 0 20 30" svg:d="M10 0l-10 30h20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3:01:15.810099095</meta:creation-date>
    <dc:date>2023-11-09T13:46:53.226544665</dc:date>
    <meta:editing-duration>PT2M37S</meta:editing-duration>
    <meta:editing-cycles>2</meta:editing-cycles>
    <meta:generator>LibreOffice/7.0.6.2$Linux_X86_64 LibreOffice_project/144abb84a525d8e30c9dbbefa69cbbf2d8d4ae3b</meta:generator>
    <meta:document-statistic meta:object-count="14"/>
  </office:meta>
</office:document-meta>
</file>